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nelGridTag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HeaderClass( String head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StyleClass( String styl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Onmousedown( String onmouse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Properties(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PanelGridTag.setOnmouseover( String onmouseo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Onmouseup( String onmouse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Frame( String 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ColumnClasses( String column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Onkeydown( String onkeyd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Ondblclick( String ondbl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Onkeyup( String onkey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Onmouseout( String onmous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Bgcolor( String bg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Summary( String summ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Onclick(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Cellpadding( String cellpad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Onkeypress( String onkeyp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Onmousemove( String onmousemo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Border( String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Cellspacing( String cellspac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RowClasses( String row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anelGridTag.setStyle( String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FooterClass( String foot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Columns( String colum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Rules( String ru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nelGrid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